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 style:text-underline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5</text:p>
      <text:p text:style-name="P2">Number of Sheets<text:tab/><text:tab/><text:tab/><text:tab/>2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Cornelia Hart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Funeral oration/</text:p>
      <text:p text:style-name="P4">Did I believe that the eighteen years devoted to the development of the noblest/ traits of human character, were spent in vain, I would now boldly/ preach infidelity. <text:s/>Did I believe that when the eyes of this/ lovely maiden closed in death, the shining virtues they reflected,/ were quenched forevermore, I would hurl imprecations towards/ the vaults of heaven. <text:s/>But because I feel; because I/ <text:span text:style-name="T1">know</text:span><text:span text:style-name="T2"> that death has no steel so sharp that can pierce/ the soul, that the sword it unsheathes sunders a bond of union,/ but destroys naught; because reason and revelation point/ alike to a life immortal, therefore do I ask of you,/ parents of this goodly being that has left the earth, to rise/ above your poignant grief, to reflect and be comforted./ <text:s/>The excellencies which formed the chief adornments of your/ dear Cornelia, and wherein you so much delighted, are/ the </text:span><text:span text:style-name="T3">results</text:span><text:span text:style-name="T4"> emanations of a righteous training. <text:s/>Yours is the/ merit of having amply supplied her with the means/ of earning beatitude. <text:s/>Those sentiments of earnest piety,/ those feelings of exquisite kindliness, which lead the spirit/ upwards; those acquirements, which befit the mind for/ the contemplation of Truth, she drew from </text:span><text:span text:style-name="T3">the</text:span><text:span text:style-name="T4"> sources, which/ you lay open in her terrestrial path./</text:span></text:p>
      <text:p text:style-name="P6"/>
      <text:p text:style-name="P6">[Page 2]</text:p>
      <text:p text:style-name="P4"><text:span text:style-name="T4">Could the </text:span><text:span text:style-name="T3">mist</text:span><text:span text:style-name="T4"> veil which the body raises between us and the/ domains of heavenly intelligences, be flung aside, you would rejoice,/ even </text:span><text:span text:style-name="T3">now</text:span><text:span text:style-name="T4"> at this hour, over the scene you beheld. <text:s/>A daughter/ seated in glory, upon a throne which her parents prepared./ <text:s/>To it a slight comfort to be certain that </text:span><text:span text:style-name="T5">we</text:span><text:span text:style-name="T4"> have purchased/ bliss for those we love?, that we ourselves have arrayed them in spotless/ garments, as </text:span><text:soft-page-break/><text:span text:style-name="T4">ministering angels? <text:s/>Oh! that this knowledge/ would reanimate your drooping spirits. <text:s/>Oh! that you could/ look upon the separation with serenity, sustained by/ the conviction that the better have our feelings been culti-/-vated, and our minds instructed, the greater will be/ the enjoyments of </text:span><text:span text:style-name="T3">our</text:span><text:span text:style-name="T4"> existence beyond the grave./ <text:s/>But while the dead lie unburied, the hearts of the bereaved/ are closed against the consolatory words of friends: so have/ our Sages suggested in one of their pity sentences. <text:s/>And I do/ feel how inadequate our[sic!] my appliances to heal a/ wound so deep as that through which you bleed./ <text:s/>Verily, I have schooled myself to look upon death without/ dismay, to recognize in it </text:span><text:span text:style-name="T3">simply</text:span><text:span text:style-name="T4"> a mere transition from the/ perishable to the imperishable. <text:s/>I have striven to gain a/ steadfast belief that through it alone will the noblest aspi-/-rings of our souls find a realization. <text:s/>Yet, death, presented/ in this form fills me with anguish./</text:span></text:p>
      <text:p text:style-name="P6"/>
      <text:p text:style-name="P6">[Page 3]</text:p>
      <text:p text:style-name="P4"><text:span text:style-name="T4">Many and frequent had been the premonitions that the/ spirit of Cornelia Hart sought to become disenthralled from the/ body. <text:s/>But she was so going--blooming with grace--so/ filially good--the joy of her home--so profoundly religious the/ model of her coevals--. <text:s/>To lose her was to create a void in a/ vast social circle, and the prayers of a whole community held/ back for a time the steps of the dreaded messenger. <text:s/>How/ fervent the </text:span><text:span text:style-name="T3">invocations</text:span><text:span text:style-name="T4"> supplications for her recovery in the house of God,/ she delighted to visit! <text:s/>When her lips </text:span><text:span text:style-name="T3">offered</text:span><text:span text:style-name="T4"> poured forth praises, that/ she had once more been, apparently, restored to health, our silent/ but deep-felt thanks mingled with those utterances. <text:s/></text:span><text:span text:style-name="T3">The</text:span><text:span text:style-name="T4">/ The anxious watching which knew no rest, while she struggled with/ a treacherous illness, had at length ceased. <text:s/>This house, over-/-spread with gloom, because she was on the eve of departure,/ shone again with the radiance of happiness, at their continued/ presence. <text:s/>The misgivings of the past, had given room to the/ </text:span><text:span text:style-name="T3">bright</text:span><text:span text:style-name="T4"> glowing prospects of the future. <text:s/>Last Thursday night, I/ saw her. <text:s/>She whirled around at the blithesome sound of </text:span><text:span text:style-name="T3">[?]</text:span><text:span text:style-name="T4"> music,/ with all the buoyancy of her nature. <text:s/>I saw her again/ upon the Sabbath. <text:s/>She offered her devotions to God. <text:s/>On/ the third day she had left us never to return. <text:s/>Sudden, stunning, was the blow. <text:s/>We all were shocked./ <text:s/>But you loving parents, you cannot reason yourselves yet into/</text:span></text:p>
      <text:p text:style-name="P4"><text:span text:style-name="T4"/></text:p>
      <text:p text:style-name="P4"><text:span text:style-name="T4">[Page 4]</text:span></text:p>
      <text:p text:style-name="P4"><text:span text:style-name="T4">a tranquil acceptance of a divine ordination. <text:s/>The/ thought that the head which bent to receive your blessing,/ lies motionless in this coffin; that the eyes which spark-/-led with pleasure at the tokens of your affection have sunk</text:span><text:span text:style-name="T3">en</text:span><text:span text:style-name="T4">/ in their </text:span><text:span text:style-name="T3">ob</text:span><text:span text:style-name="T4"> orbits; the thought that you will look for Cornelia,/ and her place will be vacant, harrows up your feelings, particularly/ your minds. <text:s/>But you possess an inherent power which/ will uplift you above despondency. <text:s/>Faith the sacred faith of Israel, stirring in your breasts/ will prove a soothing balm. <text:s/>You will still discover cause for/ thanks even in this sad trial </text:span><text:span text:style-name="T3">you</text:span><text:span text:style-name="T4"> we all deplore. <text:s/>You will rejoice that/ for eighteen years, you sowed the seeds of goodness, and this lovely child/ reaped happiness; that while qualifying her for heaven, by </text:span><text:span text:style-name="T3">teaching</text:span><text:span text:style-name="T4"> precept/ and example, you chose her walks on earth in pleasant places;/ that when the hour </text:span><text:span text:style-name="T3">struck which was</text:span><text:span text:style-name="T4"> destined to change</text:span><text:span text:style-name="T3">d</text:span><text:span text:style-name="T4"> the mortal into/ the immortal struck she leaped from your fond </text:span><text:span text:style-name="T3">arms</text:span><text:span text:style-name="T4"> embrace</text:span><text:span text:style-name="T3">s</text:span><text:span text:style-name="T4"> to the bosom/ of eternity, without suffering the pangs of the separation./ <text:s/>Comfort ye, comfort ye thus, my friends, O son and daughters/ who have outlived their dear Cornelia. <text:s/>Speak of her as of/ a Cherub, hovering round the throne of God. <text:s/>Say that as harmony/ is not destroyed, because the instrument through which it reached/ us has been broken, nor are symmetry and order obliterated from the/ soul, because the edifice which represented them has been demolished, so/ </text:span><text:span text:style-name="T3">the grave will not consume</text:span><text:span text:style-name="T4"> the precious traits of her character will not, cannot be but that/ effaced, because the body moulders in the grave./</text:span></text:p>
      <text:p text:style-name="P4"><text:span text:style-name="T4"/></text:p>
      <text:p text:style-name="P4"><text:span text:style-name="T4">[Page 5]</text:span></text:p>
      <text:p text:style-name="P8"><text:span text:style-name="T2">those ripe</text:span><text:span text:style-name="T4"> the virtues she practised/ </text:span><text:span text:style-name="T2">they</text:span><text:span text:style-name="T4"> now form, her reward, her crown, her bliss. <text:s/>Dear/ relatives of a sainted daughter! <text:s/>Picture her that died in the liveliest </text:span><text:span text:style-name="T2">de</text:span><text:span text:style-name="T4">lineaments, but supply/ the void which her </text:span><text:soft-page-break/><text:span text:style-name="T2">celestial</text:span><text:span text:style-name="T4"> heavenly transformation has occasioned./ <text:s/>They will not long refuse to be comforted, whose children/ and grand-children entwine themselves around their hearts/ with exquisite tenderness; yes: they in whose surviving progeny/ religion and morality find a bright illustration, </text:span><text:span text:style-name="T5">will</text:span><text:span text:style-name="T4">/ cast off sorrow, and grow peacefully calm./</text:span></text:p>
      <text:p text:style-name="P8"><text:span text:style-name="T4">Almighty God! stay and support of the afflicted!/ <text:s/>Dipell[sic!] grief from these mourners. <text:s/>Restore gladness to/ this habitation of kindness. <text:s/>Let the memory of her/ who enhanced its joys, remain within it fresh and redolent as an/ ever green, breathing around a </text:span><text:span text:style-name="T2">celestial</text:span><text:span text:style-name="T4"> perfume, celestial the fragrances of Eden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7T15:11:19.88</meta:creation-date>
    <dc:date>2012-10-18T12:20:12.94</dc:date>
    <dc:creator>Penn Libraries</dc:creator>
    <meta:editing-duration>PT01H23M4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72" meta:word-count="1255" meta:character-count="7866"/>
  </office:meta>
</office:document-meta>
</file>